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evisions" style:family="table">
      <style:table-properties style:width="17cm" table:align="margins"/>
    </style:style>
    <style:style style:name="Revisions.A" style:family="table-column">
      <style:table-column-properties style:column-width="5.667cm" style:rel-column-width="21845*"/>
    </style:style>
    <style:style style:name="Revisions.A1" style:family="table-cell">
      <style:table-cell-properties style:writing-mode="page"/>
    </style:style>
    <style:style style:name="P1" style:family="paragraph" style:parent-style-name="Standard">
      <style:text-properties officeooo:rsid="0005d17a" officeooo:paragraph-rsid="0005d17a"/>
    </style:style>
    <style:style style:name="P2" style:family="paragraph" style:parent-style-name="Standard">
      <style:paragraph-properties fo:break-before="page"/>
      <style:text-properties officeooo:rsid="0005d17a" officeooo:paragraph-rsid="0005d17a"/>
    </style:style>
    <style:style style:name="P3" style:family="paragraph" style:parent-style-name="Standard">
      <style:text-properties officeooo:paragraph-rsid="0005d17a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5d17a" officeooo:paragraph-rsid="0005d17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adc78" officeooo:paragraph-rsid="000adc78" style:font-weight-asian="bold" style:font-weight-complex="bold"/>
    </style:style>
    <style:style style:name="P6" style:family="paragraph" style:parent-style-name="Standard">
      <style:text-properties fo:font-style="normal" style:text-underline-style="none" fo:font-weight="normal" officeooo:rsid="0005d17a" officeooo:paragraph-rsid="0005d17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text-underline-style="none" fo:font-weight="normal" officeooo:rsid="000d7c30" officeooo:paragraph-rsid="000d7c30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d73b7" officeooo:paragraph-rsid="000d73b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e61ca" officeooo:paragraph-rsid="000e61ca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f26d3" officeooo:paragraph-rsid="000f26d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f40f6" officeooo:paragraph-rsid="000f40f6" style:font-weight-asian="normal" style:font-weight-complex="normal"/>
    </style:style>
    <style:style style:name="P1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e61ca" officeooo:paragraph-rsid="000e61ca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f26d3" officeooo:paragraph-rsid="000f26d3" style:font-weight-asian="bold" style:font-weight-complex="bold"/>
    </style:style>
    <style:style style:name="P1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f26d3" officeooo:paragraph-rsid="000f26d3" style:font-weight-asian="bold" style:font-weight-complex="bold"/>
    </style:style>
    <style:style style:name="P15" style:family="paragraph" style:parent-style-name="Standard">
      <style:text-properties officeooo:rsid="0005d17a" officeooo:paragraph-rsid="0005d17a"/>
    </style:style>
    <style:style style:name="P16" style:family="paragraph" style:parent-style-name="Table_20_Contents">
      <style:text-properties officeooo:rsid="000f26d3" officeooo:paragraph-rsid="000f26d3"/>
    </style:style>
    <style:style style:name="T1" style:family="text">
      <style:text-properties officeooo:rsid="0005d17a"/>
    </style:style>
    <style:style style:name="T2" style:family="text">
      <style:text-properties officeooo:rsid="00074d78"/>
    </style:style>
    <style:style style:name="T3" style:family="text">
      <style:text-properties officeooo:rsid="000d7c30"/>
    </style:style>
    <style:style style:name="T4" style:family="text">
      <style:text-properties officeooo:rsid="000e61ca"/>
    </style:style>
    <style:style style:name="T5" style:family="text">
      <style:text-properties officeooo:rsid="000f26d3"/>
    </style:style>
    <style:style style:name="T6" style:family="text">
      <style:text-properties officeooo:rsid="000f40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Lumma C2 Stealer</text:p>
      <text:p text:style-name="P14">Document Control</text:p>
      <text:p text:style-name="P13"/>
      <table:table table:name="Revisions" table:style-name="Revisions">
        <table:table-column table:style-name="Revisions.A" table:number-columns-repeated="3"/>
        <table:table-row>
          <table:table-cell table:style-name="Revisions.A1" office:value-type="string">
            <text:p text:style-name="P16">Version Number</text:p>
          </table:table-cell>
          <table:table-cell table:style-name="Revisions.A1" office:value-type="string">
            <text:p text:style-name="P16">Date</text:p>
          </table:table-cell>
          <table:table-cell table:style-name="Revisions.A1" office:value-type="string">
            <text:p text:style-name="P16">Change Summary</text:p>
          </table:table-cell>
        </table:table-row>
        <table:table-row>
          <table:table-cell table:style-name="Revisions.A1" office:value-type="string">
            <text:p text:style-name="P16">0.1</text:p>
          </table:table-cell>
          <table:table-cell table:style-name="Revisions.A1" office:value-type="string">
            <text:p text:style-name="P16">11 Feb 2024</text:p>
          </table:table-cell>
          <table:table-cell table:style-name="Revisions.A1" office:value-type="string">
            <text:p text:style-name="P16">Initial draft.</text:p>
          </table:table-cell>
        </table:table-row>
      </table:table>
      <text:p text:style-name="P13"/>
      <text:p text:style-name="P12">What is LummaC2/Lumma Stealer?</text:p>
      <text:p text:style-name="P5"/>
      <text:p text:style-name="P8">The Lumma stealer gets its name from the threat actor “Shamel” – who originally offered the stealer for sale on various different underground markets, “Shamel” used the alias “Lumma” <text:s/>in making the posts. “Shamel” is <text:span text:style-name="T3">also </text:span>responsible for the 7.62mm Stealer <text:bibliography-mark text:identifier="CIC00" text:bibliography-type="article" text:author="KELA Cyber Intelligence Centre" text:publisher="KELA Cyber Intelligence Centre" text:title="The Next Generation of Info Stealers" text:year="2022" text:url="https://www.kelacyber.com/information-stealers-a-new-landscape/">[CIC00]</text:bibliography-mark>. <text:span text:style-name="T4">The stealer first emerged in 2022, appearing in </text:span><text:a xlink:type="simple" xlink:href="https://twitter.com/fumik0_/status/1559474920152875008" text:style-name="Internet_20_link" text:visited-style-name="Visited_20_Internet_20_Link"><text:span text:style-name="T4">tweets</text:span></text:a><text:span text:style-name="T4"> from August/September 2022.</text:span></text:p>
      <text:p text:style-name="P9"/>
      <text:p text:style-name="P9">Lumma primarily targets cryptocurrency wallets, browser extensions and two factor authentication. Lumma is able to pull information from compromised targets including: system data, installed program data, cookies, usernames, passwords, credit card numbers, connection history, cryptocurrency wallet data <text:bibliography-mark text:identifier="DT00" text:bibliography-type="book" text:author="Emily Megan Lim" text:month="September" text:pages="120" text:publisher="Darktrace" text:title="The Rise of the Lumma Info-Stealer" text:year="2023" text:url="https://darktrace.com/blog/the-rise-of-the-lumma-info-stealer" text:custom1="English" text:isbn="9786134541541">[DT00]</text:bibliography-mark>. </text:p>
      <text:p text:style-name="P7"/>
      <text:p text:style-name="P7">Lumma is priced from $250 (The “Experienced” edition) up to $1000 (the “Corporate” edition). <text:span text:style-name="T5">The source code for Lumma was also available to purchase for a time for $20000 </text:span><text:span text:style-name="T5"><text:bibliography-mark text:identifier="DT00" text:bibliography-type="book" text:author="Emily Megan Lim" text:month="September" text:pages="120" text:publisher="Darktrace" text:title="The Rise of the Lumma Info-Stealer" text:year="2023" text:url="https://darktrace.com/blog/the-rise-of-the-lumma-info-stealer" text:custom1="English" text:isbn="9786134541541">[DT00]</text:bibliography-mark></text:span><text:span text:style-name="T5">.</text:span> Payments are processed via Coinbase using a wide range of cryptocurrency options <text:bibliography-mark text:identifier="OP240" text:bibliography-type="article" text:author="Alberto Marin" text:publisher="Outpost24" text:title="Everything you need to know about the LummaC2 stealer: leveraging IDA Python and Unicorn to deobfuscate Windows API hashing" text:year="2023" text:url="https://outpost24.com/blog/everything-you-need-to-know-lummac2-stealer/#deobfuscating-lummac2">[OP240]</text:bibliography-mark>.</text:p>
      <text:p text:style-name="P8"/>
      <text:p text:style-name="P13">Distribution of Lumma</text:p>
      <text:p text:style-name="P13"/>
      <text:p text:style-name="P10">Lumma has typically been distributed under the guise of cracked/fake popular software. This has been seen in the form of a fake crack for Nitro Pro, <text:span text:style-name="T6">other variants include claiming to be popular software like VLC or Sony VEGAS Pro, or even as a fake browser update </text:span><text:span text:style-name="T6"><text:bibliography-mark text:identifier="ESE00" text:bibliography-type="article" text:author="eSentire Threat Response Unit" text:month="September" text:publisher="eSentire" text:title="Fake Browser Updates Distribute LummaC Stealer, Amadey and PrivateLoader Malware " text:year="2023" text:url="https://www.esentire.com/blog/fake-browser-updates-distribute-lummac-stealer-amadey-and-privateloader-malware">[ESE00]</text:bibliography-mark></text:span>. However, as recently as Jan 2024, Lumma has been seen distributed via malicious URLs on YouTube videos, the videos offer free software to users and encourage them to download a malicious zip file <text:bibliography-mark text:identifier="CYW00" text:bibliography-type="article" text:author="Cyware Alerts - Hacker NEws" text:month="January" text:publisher="CyWare Social" text:title="Researchers Disclose New Lumma Stealer Campaign Distributed via YouTube." text:year="2024">[CYW00]</text:bibliography-mark>.</text:p>
      <text:p text:style-name="P10"/>
      <text:p text:style-name="P11">Lumma has also been seen targeting YouTubers in spear-phishing campaigns <text:bibliography-mark text:identifier="S2W00" text:bibliography-type="article" text:author="Jiho Kim, Sebin Lee" text:month="February" text:title="Lumma Stealer targets YouTubers via Spear-phishing Email" text:year="2023" text:url="https://medium.com/s2wblog/lumma-stealer-targets-youtubers-via-spear-phishing-email-ade740d486f7">[S2W00]</text:bibliography-mark>. The download links to the software are typically for well known, trusted file hosting services like SharePoint/OneDrive, Mediafire and DropBox.</text:p>
      <text:p text:style-name="P2">Stealer sample acquired from:</text:p>
      <text:p text:style-name="P1">https[://]bazaar[.]abuse[.]ch/sample/19fefb958bd9c9280d07754ab903022a3dc9fc380a6964733a1dcc016aba8150/</text:p>
      <text:p text:style-name="P1"/>
      <text:p text:style-name="P3"><text:span text:style-name="T1">Stealer SHA-256:</text:span><text:bookmark text:name="sha256_hash"/><text:span text:style-name="T1"> </text:span>19fefb958bd9c9280d07754ab903022a3dc9fc380a6964733a1dcc016aba8150</text:p>
      <text:p text:style-name="P3"/>
      <text:p text:style-name="P3"/>
      <text:p text:style-name="P4">Static Analysis and Fingerprinting</text:p>
      <text:p text:style-name="P4"/>
      <text:p text:style-name="P6">Once extracted, the sample is confirmed to be a Windows PE32 Executable with command: file [filename]. The integrity is also confirmed by running sha256sum [filename] where the output returns: 19fefb958bd9c9280d07754ab903022a3dc9fc380a6964733a1dcc016aba8150.</text:p>
      <text:p text:style-name="P6"/>
      <text:p text:style-name="P6">Running strings against the file returns IP address: 82[.]117[.]255[.]80. <text:span text:style-name="T2">As of Feb 10 2024, that IP address does not seem active, but it is flagged by VirusTotal</text:span><text:span text:style-name="T2"><text:note text:id="ftn1" text:note-class="footnote"><text:note-citation>1</text:note-citation><text:note-body><text:p text:style-name="Footnote">https://www.virustotal.com/gui/ip-address/82.117.255.80/detection</text:p></text:note-body></text:note></text:span><text:span text:style-name="T2"> by 10 providers, making it a definite IoC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GB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00:29:48.650709551</meta:creation-date>
    <dc:date>2024-02-11T21:20:31.609507414</dc:date>
    <meta:editing-duration>PT56M6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4" meta:paragraph-count="22" meta:word-count="349" meta:character-count="2554" meta:non-whitespace-character-count="2224"/>
  </office:meta>
</office:document-meta>
</file>